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df56" officeooo:paragraph-rsid="0004df56"/>
    </style:style>
    <style:style style:name="P2" style:family="paragraph" style:parent-style-name="Standard">
      <style:paragraph-properties fo:text-align="center" style:justify-single-word="false"/>
      <style:text-properties officeooo:rsid="0004df56" officeooo:paragraph-rsid="0004df56"/>
    </style:style>
    <style:style style:name="P3" style:family="paragraph" style:parent-style-name="Standard">
      <style:text-properties officeooo:rsid="00058ccf" officeooo:paragraph-rsid="00058ccf"/>
    </style:style>
    <style:style style:name="P4" style:family="paragraph" style:parent-style-name="Standard">
      <style:text-properties officeooo:rsid="00060eb5" officeooo:paragraph-rsid="00060eb5"/>
    </style:style>
    <style:style style:name="P5" style:family="paragraph" style:parent-style-name="Standard">
      <style:text-properties officeooo:rsid="00060eb5" officeooo:paragraph-rsid="000a9ffb"/>
    </style:style>
    <style:style style:name="P6" style:family="paragraph" style:parent-style-name="Standard">
      <style:text-properties officeooo:rsid="0008642c" officeooo:paragraph-rsid="0008642c"/>
    </style:style>
    <style:style style:name="P7" style:family="paragraph" style:parent-style-name="Standard">
      <style:text-properties officeooo:rsid="0008642c" officeooo:paragraph-rsid="000a9ffb"/>
    </style:style>
    <style:style style:name="P8" style:family="paragraph" style:parent-style-name="Standard">
      <style:text-properties officeooo:rsid="000a9ffb" officeooo:paragraph-rsid="000a9ffb"/>
    </style:style>
    <style:style style:name="P9" style:family="paragraph" style:parent-style-name="Standard">
      <style:text-properties officeooo:rsid="000c195f" officeooo:paragraph-rsid="000c195f"/>
    </style:style>
    <style:style style:name="P10" style:family="paragraph" style:parent-style-name="Standard">
      <style:text-properties officeooo:rsid="000daa49" officeooo:paragraph-rsid="000daa49"/>
    </style:style>
    <style:style style:name="P11" style:family="paragraph" style:parent-style-name="Standard">
      <style:text-properties officeooo:rsid="000f3bc9" officeooo:paragraph-rsid="000f3bc9"/>
    </style:style>
    <style:style style:name="P12" style:family="paragraph" style:parent-style-name="Standard">
      <style:text-properties officeooo:rsid="000f6b27" officeooo:paragraph-rsid="000f3bc9"/>
    </style:style>
    <style:style style:name="P13" style:family="paragraph" style:parent-style-name="Standard">
      <style:text-properties officeooo:rsid="000f6b27" officeooo:paragraph-rsid="000f6b27"/>
    </style:style>
    <style:style style:name="P14" style:family="paragraph" style:parent-style-name="Standard">
      <style:text-properties officeooo:rsid="0010126a" officeooo:paragraph-rsid="0010126a"/>
    </style:style>
    <style:style style:name="T1" style:family="text">
      <style:text-properties officeooo:rsid="0005c6e5"/>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66c56" style:font-style-asian="normal" style:font-style-complex="normal"/>
    </style:style>
    <style:style style:name="T6" style:family="text">
      <style:text-properties fo:font-style="normal" officeooo:rsid="000a9ffb" style:font-style-asian="normal" style:font-style-complex="normal"/>
    </style:style>
    <style:style style:name="T7" style:family="text">
      <style:text-properties fo:font-style="normal" officeooo:rsid="000f3bc9" style:font-style-asian="normal" style:font-style-complex="normal"/>
    </style:style>
    <style:style style:name="T8" style:family="text">
      <style:text-properties fo:font-style="normal" officeooo:rsid="000f6b27" style:font-style-asian="normal" style:font-style-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style:text-underline-style="none" fo:font-weight="normal" officeooo:rsid="000f3bc9"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mpel-Ziv 77 Compression</text:p>
      <text:p text:style-name="P1"/>
      <text:p text:style-name="P1"><text:span text:style-name="T2">Abstract:</text:span></text:p>
      <text:p text:style-name="P3">With the expanded use of the internet, the need of sending data quickly and reliably is great. Many algorithms have been introduced, both loss-less, such as PNG, and lossy such as JPEG. One of the first compression algorithms was LZ77 and LZ78 that introduced loss-less compression and were the basis upon which other algorithms would be built, even ones that the world uses today. <text:span text:style-name="T1">Now, there are a lot of variations of the Lempel-Ziv compression. The purpose of this report is to study a python implementation of the basic LZ77 in different areas, and compare it with other wide known comparison algorithms.</text:span></text:p>
      <text:p text:style-name="P3"/>
      <text:p text:style-name="P4">1. Implementation</text:p>
      <text:p text:style-name="P4"/>
      <text:p text:style-name="P4">For this report, LZ77 was implemented and its popular variation LZSS in python 3.7. Furthermore, the <text:span text:style-name="T3">bitarray</text:span><text:span text:style-name="T4"> package was used (version 0.8.3). For both the implementations, the encoder, created a .bin file that held an array of bits. After that, the decoder, reading the file would … (add some more info on implementation). </text:span><text:span text:style-name="T8">For this implementation, a utf-16 codec was used to encode the distance/offset of the triplets. This will allow for greater sliding windows to be implemented.</text:span></text:p>
      <text:p text:style-name="P4"><text:span text:style-name="T4"/></text:p>
      <text:p text:style-name="P4"><text:span text:style-name="T4">2. Running time analysis</text:span></text:p>
      <text:p text:style-name="P10"><text:span text:style-name="T4">The testing revolved around </text:span><text:span text:style-name="T10">6</text:span><text:span text:style-name="T4"> test cases. For the running time, </text:span><text:span text:style-name="T7">different windows were selected as it greatly impacts performance. These windows were: 500, 1000, 2000, 4000, 8000, 16000, 32000, 64000, 65535. The </text:span><text:span text:style-name="T9"><text:s/>In the tables following the practical experimentation, the machine is referenced on the left and the running time of each testcase. The lookahead buffer remained constant at 255 bytes.</text:span></text:p>
      <text:p text:style-name="P4"><text:span text:style-name="T4">2.1 Running time of encoder (LZ77)</text:span></text:p>
      <text:p text:style-name="P4"><text:span text:style-name="T4"/></text:p>
      <text:p text:style-name="P6"><text:span text:style-name="T4">2.1.1 Theoretical Running Time </text:span><text:span text:style-name="T6">of encoder</text:span></text:p>
      <text:p text:style-name="P6"><text:span text:style-name="T4"/></text:p>
      <text:p text:style-name="P7"><text:span text:style-name="T4"><text:tab/>For the implementation, the encoder works inside a while loop with the condition: “position&lt;length of data”. Position is increased either by one if a matching string has not been found or by length+1 if it has. Assuming the worst case scenario, such that all the characters are different, the while loop will run for n, where n is the number of bytes in the data. For each iteration, the function </text:span><text:span text:style-name="T3">match </text:span><text:span text:style-name="T4">is called. There exist two for loops that iterate over L and W to find a match. </text:span><text:span text:style-name="T5">For both of these algorithms, the search function that looks up a matching string will start from the beginning of the sliding window and will continue looking in the end. If there is another matched string with the same length, the function will return the one closest to the coding position instead of the first one that is found. </text:span><text:span text:style-name="T6">Thus, the time complexity is linear, O(n), however, the number of comparisons will be n*W so the greater the W, the worse the running time. </text:span></text:p>
      <text:p text:style-name="P5"><text:span text:style-name="T6"><text:tab/>The best case scenario, would be that all the characters in a file are the same and since the position moves based on the length of the longest match at the current coding positon, the running time would be n/2 . Thus, big-omega is Ω(n).</text:span></text:p>
      <text:p text:style-name="P5"><text:span text:style-name="T6"><text:tab/>Therefore, for the results, a linear relationship is expected. To improve the running time of the algorithm, one can implement a faster data-structure such as linked list or hash table.</text:span></text:p>
      <text:p text:style-name="P5"><text:span text:style-name="T6"/></text:p>
      <text:p text:style-name="P8"><text:span text:style-name="T4">2.1.2 Practical Running Time </text:span><text:span text:style-name="T7">of Encoder</text:span></text:p>
      <text:p text:style-name="P8"><text:span text:style-name="T4"/></text:p>
      <text:p text:style-name="P8"><text:span text:style-name="T4">The decoder was tested on 4 machines. One low-end and one high-end machines running Ubuntu 18.04.01, as well as one low-end and one high-end running Windows 10.</text:span></text:p>
      <text:p text:style-name="P8"><text:span text:style-name="T4"/></text:p>
      <text:p text:style-name="P8"><text:span text:style-name="T4">[['originalSize' 'compressedSize' 'Ratio' 'Window' 'Running Time']</text:span></text:p>
      <text:p text:style-name="P8"><text:span text:style-name="T4"><text:s/>[3418 4152 1.2147454651843184 4000 30.253931999206543]</text:span></text:p>
      <text:p text:style-name="P8"><text:soft-page-break/><text:span text:style-name="T4"><text:s/>[3418 4152 1.2147454651843184 8000 30.543062686920166]</text:span></text:p>
      <text:p text:style-name="P8"><text:span text:style-name="T4"><text:s/>[3418 4152 1.2147454651843184 160000 29.121297121047974]</text:span></text:p>
      <text:p text:style-name="P8"><text:span text:style-name="T4"><text:s/>[3418 4152 1.2147454651843184 320000 29.408246517181396]</text:span></text:p>
      <text:p text:style-name="P8"><text:span text:style-name="T4"><text:s/>[3418 4152 1.2147454651843184 64000 32.47044062614441]</text:span></text:p>
      <text:p text:style-name="P8"><text:span text:style-name="T4"><text:s/>[3418 4152 1.2147454651843184 65535 32.92035245895386]</text:span></text:p>
      <text:p text:style-name="P8"><text:span text:style-name="T4"><text:s/>[3418 4152 1.2147454651843184 80000 32.90377163887024]</text:span></text:p>
      <text:p text:style-name="P8"><text:span text:style-name="T4"/></text:p>
      <text:p text:style-name="P4"><text:span text:style-name="T4">2.2 Running time of decoder (LZ77)</text:span></text:p>
      <text:p text:style-name="P4"><text:span text:style-name="T4"/></text:p>
      <text:p text:style-name="P8"><text:span text:style-name="T4">2.2.1 Theoretical running time of </text:span><text:span text:style-name="T7">Decoder</text:span></text:p>
      <text:p text:style-name="P9"><text:span text:style-name="T4">The decoder, operates based on a loop that runs over the bytes. If the number of bytes in the file is n, then it will always do n times of operations. Therefore, running time of the decoder is Θ(n). Furthermore, ideally, the number of bytes that the encoder passes to the decoder will be less than the bytes that the encoder started with. Thus, running time of the decoder is extremely fast.</text:span></text:p>
      <text:p text:style-name="P4"><text:span text:style-name="T4"/></text:p>
      <text:p text:style-name="P11"><text:span text:style-name="T4">2.2.2 Practical Running Time of Decoder</text:span></text:p>
      <text:p text:style-name="P11"><text:span text:style-name="T4"/></text:p>
      <text:p text:style-name="P11"><text:span text:style-name="T4">As stated before, the decoder of LZ77 and its variations performs exceptionally well.</text:span></text:p>
      <text:p text:style-name="P12"><text:span text:style-name="T4"/></text:p>
      <text:p text:style-name="P14"><text:span text:style-name="T4">3. Compression Ratio</text:span></text:p>
      <text:p text:style-name="P14"><text:span text:style-name="T4"/></text:p>
      <text:p text:style-name="P14"><text:span text:style-name="T4">Most of the results prove that LZ77 is situational. While it might perform exceptionally well in specific pieces of texts such as tongue twisters or pi digits (as one can see from the following results) if the text area doesn’t have many repeating areas that are substantially large, then the use of this particular compression algorithm is not beneficial.</text:span></text:p>
      <text:p text:style-name="P14"><text:span text:style-name="T4"/></text:p>
      <text:p text:style-name="P14"><text:span text:style-name="T4"><text:s/></text:span></text:p>
      <text:p text:style-name="P13"><text:span text:style-name="T4">Conclusion:</text:span></text:p>
      <text:p text:style-name="P13"><text:span text:style-name="T4"/></text:p>
      <text:p text:style-name="P13"><text:span text:style-name="T4">Maybe increase the window size for more realistic applications as then you would only need to compress once while decompressing would be fast and easy. Cloud computing. Not viable for everyday u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2:07:11.231419134</meta:creation-date>
    <dc:date>2019-02-15T00:48:29.984635946</dc:date>
    <meta:editing-duration>PT9M4S</meta:editing-duration>
    <meta:editing-cycles>1</meta:editing-cycles>
    <meta:document-statistic meta:table-count="0" meta:image-count="0" meta:object-count="0" meta:page-count="2" meta:paragraph-count="32" meta:word-count="783" meta:character-count="4848" meta:non-whitespace-character-count="4083"/>
    <meta:generator>LibreOffice/6.0.7.3$Linux_X86_64 LibreOffice_project/00m0$Build-3</meta:generator>
  </office:meta>
</office:document-meta>
</file>